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90000024D8C5A8A07.jpg" manifest:media-type="image/jpeg"/>
  <manifest:file-entry manifest:full-path="Pictures/1000000100000060000000768C268E8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6pt" style:font-size-asian="16pt" style:font-size-complex="16pt"/>
    </style:style>
    <style:style style:name="P3" style:family="paragraph">
      <loext:graphic-properties draw:fill="none"/>
    </style:style>
    <style:style style:name="P4" style:family="paragraph">
      <loext:graphic-properties draw:fill="none" draw:fill-color="#ffffff"/>
    </style:style>
    <style:style style:name="T1" style:family="text">
      <style:text-properties fo:color="#000000" loext:opacity="100%" style:font-name="Calibri" fo:font-size="16pt" fo:font-weight="normal" style:font-name-asian="Calibri" style:font-size-asian="16pt" style:font-weight-asian="normal" style:font-name-complex="Calibri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5.539cm" svg:height="0.564cm" svg:x="2.54cm" svg:y="2.656cm">
          <draw:text-box>
            <text:p text:style-name="P1"><text:span text:style-name="T1">DOLPHIN EXHIBIT POOL </text:span></text:p>
          </draw:text-box>
        </draw:frame>
        <draw:frame draw:style-name="gr1" draw:text-style-name="P2" draw:layer="layout" svg:width="0.562cm" svg:height="0.564cm" svg:x="21.619cm" svg:y="16.26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562cm" svg:height="0.564cm" svg:x="13.972cm" svg:y="17.137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5.288cm" svg:height="13.106cm" svg:x="6.324cm" svg:y="3.566cm">
          <draw:image xlink:href="Pictures/10000000000002590000024D8C5A8A07.jpg" xlink:type="simple" xlink:show="embed" xlink:actuate="onLoad" draw:mime-type="image/jpeg">
            <text:p/>
          </draw:image>
        </draw:frame>
        <draw:frame draw:style-name="gr2" draw:text-style-name="P3" draw:layer="layout" svg:width="1.692cm" svg:height="2.08cm" svg:x="20.743cm" svg:y="17.268cm">
          <draw:image xlink:href="Pictures/1000000100000060000000768C268E84.png" xlink:type="simple" xlink:show="embed" xlink:actuate="onLoad" draw:mime-type="image/png">
            <text:p/>
          </draw:image>
        </draw:frame>
        <draw:frame draw:style-name="gr1" draw:text-style-name="P2" draw:layer="layout" svg:width="0.562cm" svg:height="0.564cm" svg:x="13.972cm" svg:y="18.165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17.917cm" svg:height="0.937cm" svg:x="3.267cm" svg:y="18.841cm">
          <draw:text-box>
            <text:p>Pemindahan cctv kabel tidak cukup perlu disambung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6cm" fo:margin-bottom="1cm" fo:margin-left="2.5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9-18T14:50:14.265000000</dc:date>
    <dc:creator>I Putu Gede Sujarta Jaya</dc:creator>
    <meta:editing-duration>PT1M5S</meta:editing-duration>
    <meta:editing-cycles>1</meta:editing-cycles>
    <meta:document-statistic meta:object-count="7"/>
    <meta:generator>LibreOffice/24.2.5.2$Windows_X86_64 LibreOffice_project/bffef4ea93e59bebbeaf7f431bb02b1a39ee8a59</meta:generator>
  </office:meta>
</office:document-meta>
</file>